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2.86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43.4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42.15pt" svg:height="693.75pt" svg:x="339.9pt" svg:y="0pt">
            <draw:object draw:notify-on-update-of-ranges="Sheet1.A5:Sheet1.A45 Sheet1.E5:Sheet1.E5 Sheet1.E5:Sheet1.E45 Sheet1.A4:Sheet1.A4 Sheet1.C5:Sheet1.C5 Sheet1.C5:Sheet1.C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992" table:default-cell-style-name="ce1"/>
        <table:table-row table:style-name="ro1" table:number-rows-repeated="2">
          <table:table-cell table:number-columns-repeated="997"/>
        </table:table-row>
        <table:table-row table:style-name="ro1">
          <table:table-cell office:value-type="string" calcext:value-type="string">
            <text:p>SDLC Task</text:p>
          </table:table-cell>
          <table:table-cell office:value-type="string" calcext:value-type="string">
            <text:p>Duration (h)</text:p>
          </table:table-cell>
          <table:table-cell office:value-type="string" calcext:value-type="string">
            <text:p>Duration (d)</text:p>
          </table:table-cell>
          <table:table-cell office:value-type="string" calcext:value-type="string">
            <text:p>Overlap?</text:p>
          </table:table-cell>
          <table:table-cell office:value-type="string" calcext:value-type="string">
            <text:p>Count</text:p>
          </table:table-cell>
          <table:table-cell table:number-columns-repeated="992"/>
        </table:table-row>
        <table:table-row table:style-name="ro1">
          <table:table-cell table:number-columns-repeated="997"/>
        </table:table-row>
        <table:table-row table:style-name="ro1">
          <table:table-cell office:value-type="string" calcext:value-type="string">
            <text:p>1. Planning</text:p>
          </table:table-cell>
          <table:table-cell table:number-columns-repeated="996"/>
        </table:table-row>
        <table:table-row table:style-name="ro1">
          <table:table-cell table:number-columns-repeated="997"/>
        </table:table-row>
        <table:table-row table:style-name="ro1">
          <table:table-cell office:value-type="string" calcext:value-type="string">
            <text:p>Identification</text:p>
          </table:table-cell>
          <table:table-cell office:value-type="float" office:value="4" calcext:value-type="float">
            <text:p>4</text:p>
          </table:table-cell>
          <table:table-cell table:formula="of:= [.B7] / 8"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itch</text:p>
          </table:table-cell>
          <table:table-cell office:value-type="float" office:value="4" calcext:value-type="float">
            <text:p>4</text:p>
          </table:table-cell>
          <table:table-cell table:formula="of:= [.B8] / 8" office:value-type="float" office:value="0.5" calcext:value-type="float">
            <text:p>0.5</text:p>
          </table:table-cell>
          <table:table-cell/>
          <table:table-cell table:formula="of:= IF([.D8] = &quot;Y&quot;; [.E7]; [.E7] + [.C7])" office:value-type="float" office:value="0.5" calcext:value-type="float">
            <text:p>0.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ormation</text:p>
          </table:table-cell>
          <table:table-cell office:value-type="float" office:value="8" calcext:value-type="float">
            <text:p>8</text:p>
          </table:table-cell>
          <table:table-cell table:formula="of:= [.B9] / 8" office:value-type="float" office:value="1" calcext:value-type="float">
            <text:p>1</text:p>
          </table:table-cell>
          <table:table-cell/>
          <table:table-cell table:formula="of:= IF([.D9] = &quot;Y&quot;; [.E8]; [.E8] + [.C8])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formula="of:= [.B10] / 8" office:value-type="float" office:value="0" calcext:value-type="float">
            <text:p>0</text:p>
          </table:table-cell>
          <table:table-cell/>
          <table:table-cell table:formula="of:= IF([.D10] = &quot;Y&quot;; [.E9]; [.E9] + [.C9])"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. Analysis</text:p>
          </table:table-cell>
          <table:table-cell/>
          <table:table-cell table:formula="of:= [.B11] / 8" office:value-type="float" office:value="0" calcext:value-type="float">
            <text:p>0</text:p>
          </table:table-cell>
          <table:table-cell/>
          <table:table-cell table:formula="of:= IF([.D11] = &quot;Y&quot;; [.E10]; [.E10] + [.C10])"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formula="of:= [.B12] / 8" office:value-type="float" office:value="0" calcext:value-type="float">
            <text:p>0</text:p>
          </table:table-cell>
          <table:table-cell/>
          <table:table-cell table:formula="of:= IF([.D12] = &quot;Y&quot;; [.E11]; [.E11] + [.C11])"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Gathering</text:p>
          </table:table-cell>
          <table:table-cell office:value-type="float" office:value="8" calcext:value-type="float">
            <text:p>8</text:p>
          </table:table-cell>
          <table:table-cell table:formula="of:= [.B13] / 8" office:value-type="float" office:value="1" calcext:value-type="float">
            <text:p>1</text:p>
          </table:table-cell>
          <table:table-cell/>
          <table:table-cell table:formula="of:= IF([.D13] = &quot;Y&quot;; [.E12]; [.E12] + [.C12])"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orting</text:p>
          </table:table-cell>
          <table:table-cell office:value-type="float" office:value="8" calcext:value-type="float">
            <text:p>8</text:p>
          </table:table-cell>
          <table:table-cell table:formula="of:= [.B14] / 8" office:value-type="float" office:value="1" calcext:value-type="float">
            <text:p>1</text:p>
          </table:table-cell>
          <table:table-cell/>
          <table:table-cell table:formula="of:= IF([.D14] = &quot;Y&quot;; [.E13]; [.E13] + [.C13])" office:value-type="float" office:value="3" calcext:value-type="float">
            <text:p>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rafting</text:p>
          </table:table-cell>
          <table:table-cell office:value-type="float" office:value="4" calcext:value-type="float">
            <text:p>4</text:p>
          </table:table-cell>
          <table:table-cell table:formula="of:= [.B15] / 8" office:value-type="float" office:value="0.5" calcext:value-type="float">
            <text:p>0.5</text:p>
          </table:table-cell>
          <table:table-cell/>
          <table:table-cell table:formula="of:= IF([.D15] = &quot;Y&quot;; [.E14]; [.E14] + [.C14])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inalizing</text:p>
          </table:table-cell>
          <table:table-cell office:value-type="float" office:value="4" calcext:value-type="float">
            <text:p>4</text:p>
          </table:table-cell>
          <table:table-cell table:formula="of:= [.B16] / 8" office:value-type="float" office:value="0.5" calcext:value-type="float">
            <text:p>0.5</text:p>
          </table:table-cell>
          <table:table-cell/>
          <table:table-cell table:formula="of:= IF([.D16] = &quot;Y&quot;; [.E15]; [.E15] + [.C15])" office:value-type="float" office:value="4.5" calcext:value-type="float">
            <text:p>4.5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formula="of:= [.B17] / 8" office:value-type="float" office:value="0" calcext:value-type="float">
            <text:p>0</text:p>
          </table:table-cell>
          <table:table-cell/>
          <table:table-cell table:formula="of:= IF([.D17] = &quot;Y&quot;; [.E16]; [.E16] + [.C16]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3. Design</text:p>
          </table:table-cell>
          <table:table-cell/>
          <table:table-cell table:formula="of:= [.B18] / 8" office:value-type="float" office:value="0" calcext:value-type="float">
            <text:p>0</text:p>
          </table:table-cell>
          <table:table-cell/>
          <table:table-cell table:formula="of:= IF([.D18] = &quot;Y&quot;; [.E17]; [.E17] + [.C17]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formula="of:= [.B19] / 8" office:value-type="float" office:value="0" calcext:value-type="float">
            <text:p>0</text:p>
          </table:table-cell>
          <table:table-cell/>
          <table:table-cell table:formula="of:= IF([.D19] = &quot;Y&quot;; [.E18]; [.E18] + [.C18]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Overview</text:p>
          </table:table-cell>
          <table:table-cell office:value-type="float" office:value="4" calcext:value-type="float">
            <text:p>4</text:p>
          </table:table-cell>
          <table:table-cell table:formula="of:= [.B20] / 8" office:value-type="float" office:value="0.5" calcext:value-type="float">
            <text:p>0.5</text:p>
          </table:table-cell>
          <table:table-cell/>
          <table:table-cell table:formula="of:= IF([.D20] = &quot;Y&quot;; [.E19]; [.E19] + [.C19])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etails</text:p>
          </table:table-cell>
          <table:table-cell office:value-type="float" office:value="8" calcext:value-type="float">
            <text:p>8</text:p>
          </table:table-cell>
          <table:table-cell table:formula="of:= [.B21] / 8" office:value-type="float" office:value="1" calcext:value-type="float">
            <text:p>1</text:p>
          </table:table-cell>
          <table:table-cell/>
          <table:table-cell table:formula="of:= IF([.D21] = &quot;Y&quot;; [.E20]; [.E20] + [.C20])" office:value-type="float" office:value="5.5" calcext:value-type="float">
            <text:p>5.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odules</text:p>
          </table:table-cell>
          <table:table-cell office:value-type="float" office:value="16" calcext:value-type="float">
            <text:p>16</text:p>
          </table:table-cell>
          <table:table-cell table:formula="of:= [.B22] / 8" office:value-type="float" office:value="2" calcext:value-type="float">
            <text:p>2</text:p>
          </table:table-cell>
          <table:table-cell/>
          <table:table-cell table:formula="of:= IF([.D22] = &quot;Y&quot;; [.E21]; [.E21] + [.C21])" office:value-type="float" office:value="6.5" calcext:value-type="float">
            <text:p>6.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seudocode</text:p>
          </table:table-cell>
          <table:table-cell office:value-type="float" office:value="32" calcext:value-type="float">
            <text:p>32</text:p>
          </table:table-cell>
          <table:table-cell table:formula="of:= [.B23] / 8" office:value-type="float" office:value="4" calcext:value-type="float">
            <text:p>4</text:p>
          </table:table-cell>
          <table:table-cell/>
          <table:table-cell table:formula="of:= IF([.D23] = &quot;Y&quot;; [.E22]; [.E22] + [.C22])" office:value-type="float" office:value="8.5" calcext:value-type="float">
            <text:p>8.5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formula="of:= [.B24] / 8" office:value-type="float" office:value="0" calcext:value-type="float">
            <text:p>0</text:p>
          </table:table-cell>
          <table:table-cell/>
          <table:table-cell table:formula="of:= IF([.D24] = &quot;Y&quot;; [.E23]; [.E23] + [.C23])" office:value-type="float" office:value="12.5" calcext:value-type="float">
            <text:p>12.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4. Building</text:p>
          </table:table-cell>
          <table:table-cell/>
          <table:table-cell table:formula="of:= [.B25] / 8" office:value-type="float" office:value="0" calcext:value-type="float">
            <text:p>0</text:p>
          </table:table-cell>
          <table:table-cell/>
          <table:table-cell table:formula="of:= IF([.D25] = &quot;Y&quot;; [.E24]; [.E24] + [.C24])" office:value-type="float" office:value="12.5" calcext:value-type="float">
            <text:p>12.5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formula="of:= [.B26] / 8" office:value-type="float" office:value="0" calcext:value-type="float">
            <text:p>0</text:p>
          </table:table-cell>
          <table:table-cell/>
          <table:table-cell table:formula="of:= IF([.D26] = &quot;Y&quot;; [.E25]; [.E25] + [.C25])" office:value-type="float" office:value="12.5" calcext:value-type="float">
            <text:p>12.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Graphics</text:p>
          </table:table-cell>
          <table:table-cell office:value-type="float" office:value="8" calcext:value-type="float">
            <text:p>8</text:p>
          </table:table-cell>
          <table:table-cell table:formula="of:= [.B27] / 8" office:value-type="float" office:value="1" calcext:value-type="float">
            <text:p>1</text:p>
          </table:table-cell>
          <table:table-cell/>
          <table:table-cell table:formula="of:= IF([.D27] = &quot;Y&quot;; [.E26]; [.E26] + [.C26])" office:value-type="float" office:value="12.5" calcext:value-type="float">
            <text:p>12.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B</text:p>
          </table:table-cell>
          <table:table-cell office:value-type="float" office:value="4" calcext:value-type="float">
            <text:p>4</text:p>
          </table:table-cell>
          <table:table-cell table:formula="of:= [.B28] / 8" office:value-type="float" office:value="0.5" calcext:value-type="float">
            <text:p>0.5</text:p>
          </table:table-cell>
          <table:table-cell/>
          <table:table-cell table:formula="of:= IF([.D28] = &quot;Y&quot;; [.E27]; [.E27] + [.C27])" office:value-type="float" office:value="13.5" calcext:value-type="float">
            <text:p>13.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xceptions</text:p>
          </table:table-cell>
          <table:table-cell office:value-type="float" office:value="4" calcext:value-type="float">
            <text:p>4</text:p>
          </table:table-cell>
          <table:table-cell table:formula="of:= [.B29] / 8" office:value-type="float" office:value="0.5" calcext:value-type="float">
            <text:p>0.5</text:p>
          </table:table-cell>
          <table:table-cell/>
          <table:table-cell table:formula="of:= IF([.D29] = &quot;Y&quot;; [.E28]; [.E28] + [.C28])" office:value-type="float" office:value="14" calcext:value-type="float">
            <text:p>1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lasses</text:p>
          </table:table-cell>
          <table:table-cell office:value-type="float" office:value="48" calcext:value-type="float">
            <text:p>48</text:p>
          </table:table-cell>
          <table:table-cell table:formula="of:= [.B30] / 8" office:value-type="float" office:value="6" calcext:value-type="float">
            <text:p>6</text:p>
          </table:table-cell>
          <table:table-cell/>
          <table:table-cell table:formula="of:= IF([.D30] = &quot;Y&quot;; [.E29]; [.E29] + [.C29])" office:value-type="float" office:value="14.5" calcext:value-type="float">
            <text:p>14.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ntegration</text:p>
          </table:table-cell>
          <table:table-cell office:value-type="float" office:value="8" calcext:value-type="float">
            <text:p>8</text:p>
          </table:table-cell>
          <table:table-cell table:formula="of:= [.B31] / 8" office:value-type="float" office:value="1" calcext:value-type="float">
            <text:p>1</text:p>
          </table:table-cell>
          <table:table-cell/>
          <table:table-cell table:formula="of:= IF([.D31] = &quot;Y&quot;; [.E30]; [.E30] + [.C30])" office:value-type="float" office:value="20.5" calcext:value-type="float">
            <text:p>20.5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formula="of:= [.B32] / 8" office:value-type="float" office:value="0" calcext:value-type="float">
            <text:p>0</text:p>
          </table:table-cell>
          <table:table-cell/>
          <table:table-cell table:formula="of:= IF([.D32] = &quot;Y&quot;; [.E31]; [.E31] + [.C31])" office:value-type="float" office:value="21.5" calcext:value-type="float">
            <text:p>21.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5. Testing</text:p>
          </table:table-cell>
          <table:table-cell/>
          <table:table-cell table:formula="of:= [.B33] / 8" office:value-type="float" office:value="0" calcext:value-type="float">
            <text:p>0</text:p>
          </table:table-cell>
          <table:table-cell/>
          <table:table-cell table:formula="of:= IF([.D33] = &quot;Y&quot;; [.E32]; [.E32] + [.C32])" office:value-type="float" office:value="21.5" calcext:value-type="float">
            <text:p>21.5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formula="of:= [.B34] / 8" office:value-type="float" office:value="0" calcext:value-type="float">
            <text:p>0</text:p>
          </table:table-cell>
          <table:table-cell/>
          <table:table-cell table:formula="of:= IF([.D34] = &quot;Y&quot;; [.E33]; [.E33] + [.C33])" office:value-type="float" office:value="21.5" calcext:value-type="float">
            <text:p>21.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nterface</text:p>
          </table:table-cell>
          <table:table-cell office:value-type="float" office:value="4" calcext:value-type="float">
            <text:p>4</text:p>
          </table:table-cell>
          <table:table-cell table:formula="of:= [.B35] / 8" office:value-type="float" office:value="0.5" calcext:value-type="float">
            <text:p>0.5</text:p>
          </table:table-cell>
          <table:table-cell office:value-type="string" calcext:value-type="string">
            <text:p>Y</text:p>
          </table:table-cell>
          <table:table-cell table:formula="of:= IF([.D35] = &quot;Y&quot;; [.E34]; [.E34] + [.C34])" office:value-type="float" office:value="21.5" calcext:value-type="float">
            <text:p>21.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float" office:value="8" calcext:value-type="float">
            <text:p>8</text:p>
          </table:table-cell>
          <table:table-cell table:formula="of:= [.B36] / 8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formula="of:= IF([.D36] = &quot;Y&quot;; [.E35]; [.E35] + [.C35])" office:value-type="float" office:value="21.5" calcext:value-type="float">
            <text:p>21.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Recovery</text:p>
          </table:table-cell>
          <table:table-cell office:value-type="float" office:value="4" calcext:value-type="float">
            <text:p>4</text:p>
          </table:table-cell>
          <table:table-cell table:formula="of:= [.B37] / 8" office:value-type="float" office:value="0.5" calcext:value-type="float">
            <text:p>0.5</text:p>
          </table:table-cell>
          <table:table-cell office:value-type="string" calcext:value-type="string">
            <text:p>Y</text:p>
          </table:table-cell>
          <table:table-cell table:formula="of:= IF([.D37] = &quot;Y&quot;; [.E36]; [.E36] + [.C36])" office:value-type="float" office:value="21.5" calcext:value-type="float">
            <text:p>21.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sability</text:p>
          </table:table-cell>
          <table:table-cell office:value-type="float" office:value="8" calcext:value-type="float">
            <text:p>8</text:p>
          </table:table-cell>
          <table:table-cell table:formula="of:= [.B38] / 8" office:value-type="float" office:value="1" calcext:value-type="float">
            <text:p>1</text:p>
          </table:table-cell>
          <table:table-cell/>
          <table:table-cell table:formula="of:= IF([.D38] = &quot;Y&quot;; [.E37]; [.E37] + [.C37])" office:value-type="float" office:value="22" calcext:value-type="float">
            <text:p>2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4" calcext:value-type="float">
            <text:p>4</text:p>
          </table:table-cell>
          <table:table-cell table:formula="of:= [.B39] / 8" office:value-type="float" office:value="0.5" calcext:value-type="float">
            <text:p>0.5</text:p>
          </table:table-cell>
          <table:table-cell/>
          <table:table-cell table:formula="of:= IF([.D39] = &quot;Y&quot;; [.E38]; [.E38] + [.C38])" office:value-type="float" office:value="23" calcext:value-type="float">
            <text:p>23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formula="of:= [.B40] / 8" office:value-type="float" office:value="0" calcext:value-type="float">
            <text:p>0</text:p>
          </table:table-cell>
          <table:table-cell/>
          <table:table-cell table:formula="of:= IF([.D40] = &quot;Y&quot;; [.E39]; [.E39] + [.C39])" office:value-type="float" office:value="23.5" calcext:value-type="float">
            <text:p>23.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6. Installation</text:p>
          </table:table-cell>
          <table:table-cell/>
          <table:table-cell table:formula="of:= [.B41] / 8" office:value-type="float" office:value="0" calcext:value-type="float">
            <text:p>0</text:p>
          </table:table-cell>
          <table:table-cell/>
          <table:table-cell table:formula="of:= IF([.D41] = &quot;Y&quot;; [.E40]; [.E40] + [.C40])" office:value-type="float" office:value="23.5" calcext:value-type="float">
            <text:p>23.5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formula="of:= [.B42] / 8" office:value-type="float" office:value="0" calcext:value-type="float">
            <text:p>0</text:p>
          </table:table-cell>
          <table:table-cell/>
          <table:table-cell table:formula="of:= IF([.D42] = &quot;Y&quot;; [.E41]; [.E41] + [.C41])" office:value-type="float" office:value="23.5" calcext:value-type="float">
            <text:p>23.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float" office:value="4" calcext:value-type="float">
            <text:p>4</text:p>
          </table:table-cell>
          <table:table-cell table:formula="of:= [.B43] / 8" office:value-type="float" office:value="0.5" calcext:value-type="float">
            <text:p>0.5</text:p>
          </table:table-cell>
          <table:table-cell/>
          <table:table-cell table:formula="of:= IF([.D43] = &quot;Y&quot;; [.E42]; [.E42] + [.C42])" office:value-type="float" office:value="23.5" calcext:value-type="float">
            <text:p>23.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anuals</text:p>
          </table:table-cell>
          <table:table-cell office:value-type="float" office:value="8" calcext:value-type="float">
            <text:p>8</text:p>
          </table:table-cell>
          <table:table-cell table:formula="of:= [.B44] / 8" office:value-type="float" office:value="1" calcext:value-type="float">
            <text:p>1</text:p>
          </table:table-cell>
          <table:table-cell/>
          <table:table-cell table:formula="of:= IF([.D44] = &quot;Y&quot;; [.E43]; [.E43] + [.C43])" office:value-type="float" office:value="24" calcext:value-type="float">
            <text:p>2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eployment</text:p>
          </table:table-cell>
          <table:table-cell office:value-type="float" office:value="8" calcext:value-type="float">
            <text:p>8</text:p>
          </table:table-cell>
          <table:table-cell table:formula="of:= [.B45] / 8" office:value-type="float" office:value="1" calcext:value-type="float">
            <text:p>1</text:p>
          </table:table-cell>
          <table:table-cell/>
          <table:table-cell table:formula="of:= IF([.D45] = &quot;Y&quot;; [.E44]; [.E44] + [.C44])" office:value-type="float" office:value="25" calcext:value-type="float">
            <text:p>25</text:p>
          </table:table-cell>
          <table:table-cell table:number-columns-repeated="992"/>
        </table:table-row>
        <table:table-row table:style-name="ro1" table:number-rows-repeated="1048530">
          <table:table-cell table:number-columns-repeated="997"/>
        </table:table-row>
        <table:table-row table:style-name="ro1">
          <table:table-cell table:number-columns-repeated="99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 style:data-style-name="N2" text:time-value="16:20:01.9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3T14:38:10.871000000</meta:creation-date>
    <dc:date>2020-07-13T16:20:45.513000000</dc:date>
    <meta:editing-duration>PT49M45S</meta:editing-duration>
    <meta:editing-cycles>7</meta:editing-cycles>
    <meta:generator>LibreOffice/6.2.3.2$Windows_X86_64 LibreOffice_project/aecc05fe267cc68dde00352a451aa867b3b546ac</meta:generator>
    <meta:document-statistic meta:table-count="1" meta:cell-count="1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2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aw:opacity="0%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127cm" svg:height="24.475cm" xlink:href=".." xlink:type="simple" chart:class="chart:bar" chart:style-name="ch1">
        <chart:plot-area chart:style-name="ch2" table:cell-range-address="Sheet1.A4:Sheet1.A45 Sheet1.E5:Sheet1.E45 Sheet1.C5:Sheet1.C45" chart:data-source-has-labels="both" svg:x="1.037cm" svg:y="1.525cm" svg:width="17.654cm" svg:height="22.259cm">
          <chartooo:coordinate-region svg:x="3.352cm" svg:y="2.173cm" svg:width="15.152cm" svg:height="21.611cm"/>
          <chart:axis chart:dimension="x" chart:name="primary-x" chart:style-name="ch3" chartooo:axis-type="auto">
            <chartooo:date-scale/>
            <chart:categories table:cell-range-address="Sheet1.A5:Sheet1.A45"/>
          </chart:axis>
          <chart:axis chart:dimension="y" chart:name="primary-y" chart:style-name="ch4">
            <chart:title svg:x="9.061cm" svg:y="0.267cm" chart:style-name="ch5">
              <text:p>Days</text:p>
            </chart:title>
            <chart:grid chart:style-name="ch6" chart:class="major"/>
          </chart:axis>
          <chart:series chart:style-name="ch7" chart:values-cell-range-address="Sheet1.E5:Sheet1.E45" chart:label-cell-address="Sheet1.E5:Sheet1.E5" chart:class="chart:bar">
            <chart:data-point chart:repeated="41"/>
          </chart:series>
          <chart:series chart:style-name="ch8" chart:values-cell-range-address="Sheet1.A4:Sheet1.A4" chart:class="chart:bar">
            <chart:data-point/>
          </chart:series>
          <chart:series chart:style-name="ch9" chart:values-cell-range-address="Sheet1.C5:Sheet1.C45" chart:label-cell-address="Sheet1.C5:Sheet1.C5" chart:class="chart:bar"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E5:Sheet1.E5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Sheet1.C5:Sheet1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. Planning</text:p>
                <draw:g>
                  <svg:desc>Sheet1.A5:Sheet1.A45</svg:desc>
                </draw:g>
              </table:table-cell>
              <table:table-cell office:value-type="float" office:value="NaN">
                <text:p>NaN</text:p>
                <draw:g>
                  <svg:desc>Sheet1.E5:Sheet1.E45</svg:desc>
                </draw:g>
              </table:table-cell>
              <table:table-cell office:value-type="float" office:value="NaN">
                <text:p>NaN</text:p>
                <draw:g>
                  <svg:desc>Sheet1.A4:Sheet1.A4</svg:desc>
                </draw:g>
              </table:table-cell>
              <table:table-cell office:value-type="float" office:value="NaN">
                <text:p>NaN</text:p>
                <draw:g>
                  <svg:desc>Sheet1.C5:Sheet1.C4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dentificatio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Pitch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Formatio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. Analysis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athering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orting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rafting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Finalizing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. Desig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verview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Details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dules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seudocode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. Building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raphics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B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Exceptions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Classes</text:p>
              </table:table-cell>
              <table:table-cell office:value-type="float" office:value="14.5">
                <text:p>14.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Integration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5">
                <text:p>21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. Testing</text:p>
              </table:table-cell>
              <table:table-cell office:value-type="float" office:value="21.5">
                <text:p>21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5">
                <text:p>21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terface</text:p>
              </table:table-cell>
              <table:table-cell office:value-type="float" office:value="21.5">
                <text:p>21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Performance</text:p>
              </table:table-cell>
              <table:table-cell office:value-type="float" office:value="21.5">
                <text:p>21.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covery</text:p>
              </table:table-cell>
              <table:table-cell office:value-type="float" office:value="21.5">
                <text:p>21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Usability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lpha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. Installation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keting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Manuals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ployment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